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3592208" text:id="ct53592208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53597488" text:id="ct53597488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53598256" text:id="ct53598256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53592208"/>object<text:change-end text:change-id="ct53592208"/></text:h>
      <text:p text:style-name="Standard"/>
      <text:p text:style-name="Standard">Création : <text:change-start text:change-id="ct53597488"/>object.date_insert<text:change-end text:change-id="ct53597488"/> <text:s/>- Modifié : <text:change-start text:change-id="ct53598256"/>object.date_update<text:change-end text:change-id="ct53598256"/></text:p>
      <text:p text:style-name="Standard"/>
      <text:p text:style-name="Standard">ima<office:annotation><dc:creator>mle </dc:creator><dc:date>2012-09-14T15:30:45</dc:date><text:p><text:span text:style-name="T1">do text</text:span></text:p><text:p>from document(at=object.get_map_image_path())</text:p></office:annotation>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53745088" text:id="ct53745088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53745088"/>datetime<text:change-end text:change-id="ct5374508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20T11:49:37</dc:date>
    <dc:creator>mle </dc:creator>
    <meta:editing-duration>PT2H10M43S</meta:editing-duration>
    <meta:editing-cycles>57</meta:editing-cycles>
    <meta:generator>LibreOffice/3.5$Linux_X86_64 LibreOffice_project/350m1$Build-2</meta:generator>
    <meta:document-statistic meta:table-count="0" meta:image-count="0" meta:object-count="0" meta:page-count="1" meta:paragraph-count="4" meta:word-count="15" meta:character-count="87" meta:non-whitespace-character-count="79"/>
  </office:meta>
</office:document-meta>
</file>